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Añadir vivienda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añadir una nueva vivienda a la base de dat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Gestionar vivienda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director debe de tener disponible la selección de Añadir vivien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seleccione la opción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nombre, la dirección, el usuario a la que pertenece, los metros cuadrados, las camas disponibles..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deberá rellenar los campos que crea correcto (todos)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guarda la información y la ofrece en el portal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añadir otra o modificar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51" meta:character-count="925" meta:non-whitespace-character-count="815"/>
    <meta:generator>LibreOfficeDev/6.0.5.2$Linux_X86_64 LibreOffice_project/</meta:generator>
  </office:meta>
</office:document-meta>
</file>